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78mm" fo:break-before="auto" style:use-optimal-row-height="false"/>
    </style:style>
    <style:style style:name="ro5" style:family="table-row">
      <style:table-row-properties style:row-height="4.46mm" fo:break-before="auto" style:use-optimal-row-height="true"/>
    </style:style>
    <style:style style:name="ro6" style:family="table-row">
      <style:table-row-properties style:row-height="4.5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9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4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41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4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7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9" style:family="table-cell" style:parent-style-name="Default">
      <style:table-cell-properties fo:border="none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4" table:default-cell-style-name="ce13"/>
        <table:table-column table:style-name="co4" table:default-cell-style-name="ce147"/>
        <table:table-column table:style-name="co4" table:number-columns-repeated="2" table:default-cell-style-name="ce16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10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02/02/2016</text:p>
          </table:table-cell>
          <table:covered-table-cell table:number-columns-repeated="3" table:style-name="ce86"/>
          <table:covered-table-cell table:style-name="ce111"/>
          <table:covered-table-cell table:style-name="ce113"/>
          <table:covered-table-cell table:number-columns-repeated="6" table:style-name="ce115"/>
          <table:table-cell table:style-name="ce115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4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127" office:value-type="string" calcext:value-type="string" table:number-columns-spanned="1" table:number-rows-spanned="2">
            <text:p>% de recursos consumidos</text:p>
          </table:table-cell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40" office:value-type="string" calcext:value-type="string" table:number-columns-spanned="1" table:number-rows-spanned="2">
            <text:p>Importe final</text:p>
          </table:table-cell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style-name="ce128"/>
          <table:covered-table-cell table:number-columns-repeated="2" table:style-name="ce133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9" office:value-type="string" calcext:value-type="string">
            <text:p/>
          </table:table-cell>
          <table:table-cell table:style-name="ce134" office:value-type="string" calcext:value-type="string">
            <text:p/>
          </table:table-cell>
          <table:table-cell table:style-name="ce141" office:value-type="string" calcext:value-type="string">
            <text:p/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9" office:value-type="string" calcext:value-type="string">
            <text:p/>
          </table:table-cell>
          <table:table-cell table:style-name="ce134" office:value-type="string" calcext:value-type="string">
            <text:p/>
          </table:table-cell>
          <table:table-cell table:style-name="ce141" office:value-type="string" calcext:value-type="string">
            <text:p/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9" office:value-type="percentage" calcext:value-type="percentage" office:value="0.16">
            <text:p>0.16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171.05">
            <text:p>171.05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9" office:value-type="percentage" calcext:value-type="percentage" office:value="0.3">
            <text:p>0.3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9" office:value-type="percentage" calcext:value-type="percentage" office:value="0.2375">
            <text:p>0.2375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9" office:value-type="percentage" calcext:value-type="percentage" office:value="1.0">
            <text:p>1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171.05">
            <text:p>171.05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258.21">
            <text:p>258.21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258.21">
            <text:p>258.21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5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9.26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5"/>
          <table:table-cell table:style-name="ce124" office:value-type="string" calcext:value-type="string" table:number-columns-spanned="2" table:number-rows-spanned="1">
            <text:p>Fecha fin</text:p>
          </table:table-cell>
          <table:covered-table-cell table:style-name="ce130"/>
          <table:table-cell table:style-name="ce135" office:value-type="string" calcext:value-type="string" table:number-columns-spanned="2" table:number-rows-spanned="1">
            <text:p>% Realizado</text:p>
          </table:table-cell>
          <table:covered-table-cell table:style-name="ce135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table:style-name="ce7" office:value-type="string" calcext:value-type="string">
            <text:p>X</text:p>
          </table:table-cell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2" table:number-rows-spanned="1">
            <text:p>31/12/2015</text:p>
          </table:table-cell>
          <table:covered-table-cell table:style-name="ce16"/>
          <table:table-cell table:style-name="ce136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table:style-name="ce7"/>
          <table:table-cell xmlns:table="urn:oasis:names:tc:opendocument:xmlns:table:1.0" table:style-name="ce7" office:value-type="string" calcext:value-type="string">
            <text:p>X</text:p>
          </table:table-cell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2" table:number-rows-spanned="1">
            <text:p>31/12/2015</text:p>
          </table:table-cell>
          <table:covered-table-cell table:style-name="ce16"/>
          <table:table-cell table:style-name="ce136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6"/>
          <table:covered-table-cell table:style-name="ce100"/>
          <table:covered-table-cell table:style-name="ce106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6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6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1" table:number-rows-spanned="2">
            <text:p>Cerrado no facturado</text:p>
          </table:table-cell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42" office:value-type="string" calcext:value-type="string" table:number-columns-spanned="1" table:number-rows-spanned="2">
            <text:p>Total ejecutado</text:p>
          </table:table-cell>
          <table:table-cell table:number-columns-repeated="997"/>
        </table:table-row>
        <table:table-row xmlns:table="urn:oasis:names:tc:opendocument:xmlns:table:1.0" table:style-name="ro3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3" table:style-name="ce131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7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07"/>
          <table:table-cell table:style-name="ce103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14"/>
          <table:table-cell table:style-name="ce10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01" office:value-type="currency" calcext:value-type="currency" office:value="16810.84">
            <text:p>16810.84</text:p>
          </table:table-cell>
          <table:table-cell table:style-name="ce101" office:value-type="currency" calcext:value-type="currency" office:value="-114.22000000000003">
            <text:p>-114.22000000000003</text:p>
          </table:table-cell>
          <table:table-cell table:style-name="ce101" office:value-type="currency" calcext:value-type="currency" office:value="429.26">
            <text:p>429.26</text:p>
          </table:table-cell>
          <table:table-cell table:style-name="ce143" office:value-type="currency" calcext:value-type="currency" office:value="744.3">
            <text:p>744.3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8"/>
          <table:table-cell table:style-name="ce108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8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8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office:value="-0.0">
            <text:p>-0.0</text:p>
          </table:table-cell>
          <table:table-cell table:style-name="ce102" office:value-type="percentage" calcext:value-type="percentage" office:value="0.02">
            <text:p>0.02</text:p>
          </table:table-cell>
          <table:table-cell table:style-name="ce144" office:value-type="percentage" calcext:value-type="percentage" office:value="0.03">
            <text:p>0.03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2" table:number-rows-spanned="2">
            <text:p>Unidades previstas</text:p>
          </table:table-cell>
          <table:covered-table-cell table:style-name="ce125"/>
          <table:table-cell table:style-name="ce137" office:value-type="string" calcext:value-type="string" table:number-columns-spanned="1" table:number-rows-spanned="2">
            <text:p>Unidades consumidas</text:p>
          </table:table-cell>
          <table:table-cell table:style-name="ce145" office:value-type="string" calcext:value-type="string" table:number-columns-spanned="1" table:number-rows-spanned="2">
            <text:p>% unidades consumidas</text:p>
          </table:table-cell>
          <table:table-cell table:number-columns-repeated="997"/>
        </table:table-row>
        <table:table-row xmlns:table="urn:oasis:names:tc:opendocument:xmlns:table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style-name="ce131"/>
          <table:covered-table-cell table:number-columns-repeated="2" table:style-name="ce138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39" office:value-type="float" calcext:value-type="float" office:value="0.0">
            <text:p>0.0</text:p>
          </table:table-cell>
          <table:table-cell table:style-name="ce146" office:value-type="percentage" calcext:value-type="percentage" office:value="0.0">
            <text:p>0.0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39" office:value-type="float" calcext:value-type="float" office:value="55.5">
            <text:p>55.5</text:p>
          </table:table-cell>
          <table:table-cell table:style-name="ce146" office:value-type="percentage" calcext:value-type="percentage" office:value="0.18">
            <text:p>0.18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39" office:value-type="float" calcext:value-type="float" office:value="0.0">
            <text:p>0.0</text:p>
          </table:table-cell>
          <table:table-cell table:style-name="ce146" office:value-type="percentage" calcext:value-type="percentage" office:value="0.0">
            <text:p>0.0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39" office:value-type="float" calcext:value-type="float" office:value="9.5">
            <text:p>9.5</text:p>
          </table:table-cell>
          <table:table-cell table:style-name="ce146" office:value-type="percentage" calcext:value-type="percentage" office:value="0.02">
            <text:p>0.02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 table:number-columns-repeated="2"/>
          <table:table-cell table:style-name="ce139"/>
          <table:table-cell table:style-name="ce14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8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4" table:number-rows-spanned="1">
            <text:p>Bullets:
* Uno
* Dos

h2. Apartado
Prueba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3" table:style-name="ce132"/>
          <table:table-cell table:style-name="ce149"/>
          <table:table-cell table:style-name="ce147"/>
          <table:table-cell/>
          <table:table-cell table:style-name="ce16"/>
          <table:table-cell table:number-columns-repeated="993"/>
        </table:table-row>
        <table:table-row table:style-name="ro7">
          <table:table-cell table:style-name="ce12"/>
          <table:table-cell table:number-columns-repeated="8"/>
          <table:table-cell table:style-name="ce103" table:number-columns-spanned="4" table:number-rows-spanned="1"/>
          <table:covered-table-cell table:number-columns-repeated="3"/>
          <table:table-cell table:number-columns-repeated="12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7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7">
          <table:table-cell table:style-name="ce13"/>
          <table:table-cell table:style-name="ce30" table:number-columns-repeated="6"/>
          <table:table-cell table:number-columns-repeated="18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7" table:number-rows-repeated="2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  <table:table-row table:style-name="ro7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4:00:49.44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2-02T14:01:27.522000000</dc:date>
    <meta:editing-duration>P2DT1H41M12S</meta:editing-duration>
    <meta:editing-cycles>126</meta:editing-cycles>
    <meta:generator>LibreOffice/5.0.0.5$Windows_x86 LibreOffice_project/1b1a90865e348b492231e1c451437d7a15bb262b</meta:generator>
    <meta:document-statistic meta:table-count="1" meta:cell-count="87" meta:object-count="0"/>
  </office:meta>
</office:document-meta>
</file>